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6F0000016F2D7FDF420C33AB7B.png" manifest:media-type="image/png"/>
  <manifest:file-entry manifest:full-path="Pictures/1000060A00001C3800001C3824C2F1667F56A5DF.wmf" manifest:media-type="image/x-w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dcdcdc" draw:textarea-horizontal-align="justify" draw:textarea-vertical-align="middle" draw:auto-grow-height="false" fo:min-height="6.989cm" fo:min-width="1.914cm"/>
    </style:style>
    <style:style style:name="gr2" style:family="graphic" style:parent-style-name="standard">
      <style:graphic-properties svg:stroke-width="0.05cm" svg:stroke-color="#a80039" draw:marker-start-width="0.355cm" draw:marker-end-width="0.355cm" draw:fill="none" draw:fill-color="#729fcf" draw:textarea-horizontal-align="justify" draw:textarea-vertical-align="middle" draw:auto-grow-height="false" fo:min-height="0.95cm" fo:min-width="2.5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cm" svg:stroke-color="#00abcc" draw:marker-start-width="0.355cm" draw:marker-end-width="0.355cm" draw:textarea-horizontal-align="justify" draw:textarea-vertical-align="middle" draw:auto-grow-height="false" fo:min-height="0.95cm" fo:min-width="2.5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5cm" svg:stroke-color="#00abcc" draw:marker-start-width="0.355cm" draw:marker-end-width="0.355cm" draw:fill="none" draw:fill-color="#729fcf" draw:textarea-horizontal-align="justify" draw:textarea-vertical-align="middle" draw:auto-grow-height="false" fo:min-height="0.9cm" fo:min-width="2.45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svg:stroke-width="0.05cm" svg:stroke-color="#a80039" draw:marker-start-width="0.355cm" draw:marker-end-width="0.355cm" draw:fill="solid" draw:fill-color="#ffbad2" draw:textarea-horizontal-align="justify" draw:textarea-vertical-align="middle" draw:auto-grow-height="false" fo:min-height="0.9cm" fo:min-width="1.65cm" fo:padding-top="0.15cm" fo:padding-bottom="0.15cm" fo:padding-left="0.275cm" fo:padding-right="0.275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vertical-align="middle" draw:auto-grow-height="false" fo:min-height="5.818cm" fo:min-width="0cm"/>
    </style:style>
    <style:style style:name="gr8" style:family="graphic" style:parent-style-name="standard">
      <style:graphic-properties svg:stroke-width="0.05cm" svg:stroke-color="#00abcc" draw:marker-start-width="0.355cm" draw:marker-end-width="0.355cm" draw:fill="solid" draw:fill-color="#7deaff" draw:textarea-horizontal-align="justify" draw:textarea-vertical-align="middle" draw:auto-grow-height="false" fo:min-height="5.9cm" fo:min-width="2.45cm" fo:padding-top="0.15cm" fo:padding-bottom="0.15cm" fo:padding-left="0.275cm" fo:padding-right="0.275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standard">
      <style:graphic-properties svg:stroke-color="#000000" draw:fill="solid" draw:fill-color="#dcdcdc" draw:textarea-vertical-align="middle" draw:auto-grow-height="false" fo:min-height="2.751cm" fo:min-width="2.901cm"/>
    </style:style>
    <style:style style:name="gr11" style:family="graphic" style:parent-style-name="standard">
      <style:graphic-properties svg:stroke-width="0.05cm" svg:stroke-color="#00abcc" draw:marker-start-width="0.355cm" draw:marker-end-width="0.355cm" draw:fill="solid" draw:fill-color="#7deaff" draw:textarea-horizontal-align="justify" draw:textarea-vertical-align="middle" draw:auto-grow-height="false" fo:min-height="0.9cm" fo:min-width="2.45cm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1cm" svg:stroke-color="#00abcc" draw:marker-start-width="0.5cm" draw:marker-end-width="0.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05cm" svg:stroke-color="#a80039" draw:marker-start-width="0.355cm" draw:marker-end-width="0.355cm" draw:fill="solid" draw:fill-color="#ffbad2" draw:textarea-horizontal-align="justify" draw:textarea-vertical-align="middle" draw:auto-grow-height="false" fo:min-height="0.9cm" fo:min-width="2.45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>
      <style:graphic-properties svg:stroke-color="#000000" draw:fill="none" draw:textarea-vertical-align="middle" draw:auto-grow-height="false" fo:min-height="0.888cm" fo:min-width="0cm"/>
    </style:style>
    <style:style style:name="P1" style:family="paragraph">
      <loext:graphic-properties draw:fill="solid" draw:fill-color="#dcdcdc"/>
      <style:paragraph-properties fo:text-align="center"/>
      <style:text-properties fo:font-size="15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729fcf"/>
      <style:paragraph-properties fo:text-align="center"/>
      <style:text-properties fo:font-size="15pt" style:font-size-asian="18pt" style:font-size-complex="18pt"/>
    </style:style>
    <style:style style:name="P4" style:family="paragraph">
      <style:paragraph-properties fo:text-align="center"/>
      <style:text-properties fo:font-size="15pt" style:font-size-asian="18pt" style:font-size-complex="18pt"/>
    </style:style>
    <style:style style:name="P5" style:family="paragraph">
      <loext:graphic-properties draw:fill="solid" draw:fill-color="#ffbad2"/>
      <style:paragraph-properties fo:text-align="center"/>
      <style:text-properties fo:font-size="15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7deaff"/>
      <style:paragraph-properties fo:text-align="center"/>
      <style:text-properties fo:font-size="15pt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fo:font-size="15pt" style:font-size-asian="18pt" style:font-size-complex="18pt"/>
    </style:style>
    <style:style style:name="P9" style:family="paragraph">
      <loext:graphic-properties draw:fill="solid" draw:fill-color="#dcdcdc"/>
      <style:paragraph-properties fo:text-align="center"/>
    </style:style>
    <style:style style:name="T1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9cm" svg:x="2.1cm" svg:y="1.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3" draw:layer="layout" svg:width="3cm" svg:height="1.2cm" svg:x="2.1cm" svg:y="2.9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1.2cm" svg:x="2.1cm" svg:y="1.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4.2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5.5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6.8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8.1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9.4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2cm" svg:height="1.2cm" svg:x="17.2cm" svg:y="1.6cm">
          <text:p text:style-name="P2"><text:span text:style-name="T1">Classes</text:span><text:span text:style-name="T1"><text:line-break/></text:span><text:span text:style-name="T1">auto n°1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5.3cm" svg:y1="3.5cm" svg:x2="10.9cm" svg:y2="3.5cm">
          <text:p/>
        </draw:line>
        <draw:custom-shape draw:style-name="gr7" draw:text-style-name="P6" draw:layer="layout" svg:width="0.9cm" svg:height="6.4cm" svg:x="5.2cm" svg:y="4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7" draw:layer="layout" svg:width="3cm" svg:height="6.2cm" svg:x="11.2cm" svg:y="4.4cm">
          <text:p text:style-name="P2"><text:span text:style-name="T1">Set d’appr.</text:span></text:p>
          <text:p text:style-name="P2"><text:span text:style-name="T1">N°2</text:span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.2cm" svg:height="2.2cm" svg:x="15cm" svg:y="4.6cm">
          <draw:image xlink:href="Pictures/1000060A00001C3800001C3824C2F1667F56A5DF.wmf" xlink:type="simple" xlink:show="embed" xlink:actuate="onLoad" loext:mime-type="image/x-wmf">
            <text:p text:style-name="P2"><text:span text:style-name="T1">Classifieur</text:span></text:p>
            <text:p text:style-name="P2"><text:span text:style-name="T1">n°2</text:span></text:p>
          </draw:image>
          <draw:image xlink:href="Pictures/100002010000016F0000016F2D7FDF420C33AB7B.png" xlink:type="simple" xlink:show="embed" xlink:actuate="onLoad" loext:mime-type="image/png"/>
        </draw:frame>
        <draw:custom-shape draw:style-name="gr10" draw:text-style-name="P9" draw:layer="layout" svg:width="3.4cm" svg:height="3cm" svg:x="12.2cm" svg:y="4.7cm">
          <text:p/>
          <draw:enhanced-geometry svg:viewBox="0 0 21600 21600" draw:mirror-vertical="true" draw:text-areas="0 0 21600 21600" draw:type="circular-arrow" draw:modifiers="-117.279600624579 -46.9930727610247 6127.010402504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6" draw:text-style-name="P6" draw:layer="layout" svg:x1="6.3cm" svg:y1="7.4cm" svg:x2="11cm" svg:y2="7.4cm">
          <text:p/>
        </draw:line>
        <draw:custom-shape draw:style-name="gr5" draw:text-style-name="P5" draw:layer="layout" svg:width="2.2cm" svg:height="1.2cm" svg:x="17.2cm" svg:y="2.9cm">
          <text:p text:style-name="P2"><text:span text:style-name="T1">Classes</text:span><text:span text:style-name="T1"><text:line-break/></text:span><text:span text:style-name="T1">auto n°2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cm" svg:height="1.2cm" svg:x="11.2cm" svg:y="1.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2.8cm" svg:y1="4.5cm" svg:x2="12.8cm" svg:y2="2.7cm">
          <text:p/>
        </draw:line>
        <draw:custom-shape draw:style-name="gr13" draw:text-style-name="P5" draw:layer="layout" svg:width="3cm" svg:height="1.2cm" svg:x="11.2cm" svg:y="3cm">
          <text:p text:style-name="P2"><text:span text:style-name="T1">Set de test</text:span><text:span text:style-name="T1"><text:line-break/></text:span><text:span text:style-name="T1">n°2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4cm" svg:height="3cm" svg:x="13.9cm" svg:y="2.6cm">
          <text:p/>
          <draw:enhanced-geometry svg:viewBox="0 0 21600 21600" draw:text-areas="0 0 21600 21600" draw:type="circular-arrow" draw:modifiers="122.450399648539 -46.9930727610247 6127.010402504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6" draw:layer="layout" svg:width="0.9cm" svg:height="1.2cm" svg:x="5.2cm" svg:y="1.6cm">
          <text:p/>
          <draw:enhanced-geometry svg:viewBox="0 0 21600 21600" draw:glue-points="0 0 0 21600 21600 10800" draw:text-areas="0 ?f9 7800 ?f10" draw:type="right-brace" draw:modifiers="1800 11816.153205661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6" draw:text-style-name="P6" draw:layer="layout" svg:x1="6.2cm" svg:y1="2.3cm" svg:x2="10.8cm" svg:y2="6.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initial-creator>Philippe Grosjean</meta:initial-creator>
    <meta:creation-date>2017-12-13T12:55:00.673199000</meta:creation-date>
    <dc:date>2020-10-06T09:30:30.071682604</dc:date>
    <meta:editing-duration>PT1H3M41S</meta:editing-duration>
    <meta:editing-cycles>7</meta:editing-cycles>
    <meta:generator>LibreOffice/6.4.0.3$MacOSX_X86_64 LibreOffice_project/b0a288ab3d2d4774cb44b62f04d5d28733ac6df8</meta:generator>
    <meta:document-statistic meta:object-count="22"/>
  </office:meta>
</office:document-meta>
</file>